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Sans1" svg:font-family="DejaVuSans"/>
    <style:font-face style:name="Arial" svg:font-family="Arial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7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8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8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4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9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0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8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7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3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8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0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3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13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6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8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4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1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1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9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0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7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2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1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1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4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2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3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4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1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1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5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2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0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5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4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9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8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98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6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24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84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Arial1" fo:font-size="13pt" style:font-size-asian="13pt" style:font-name-complex="Arial1" style:font-size-complex="13pt"/>
    </style:style>
    <style:style style:name="T2" style:family="text">
      <style:text-properties fo:color="#000000" style:font-name="Arial1" fo:font-size="11pt" style:font-size-asian="11pt" style:font-name-complex="Arial1" style:font-size-complex="11pt"/>
    </style:style>
    <style:style style:name="T3" style:family="text">
      <style:text-properties fo:color="#000000" style:font-name="Arial1" fo:font-size="10pt" style:font-size-asian="10pt" style:font-name-complex="Arial1" style:font-size-complex="10pt"/>
    </style:style>
    <style:style style:name="T4" style:family="text">
      <style:text-properties fo:color="#999999" style:font-name="Arial1" fo:font-size="10pt" style:font-size-asian="10pt" style:font-name-complex="Arial1" style:font-size-complex="10pt"/>
    </style:style>
    <style:style style:name="T5" style:family="text">
      <style:text-properties fo:color="#999999" style:font-name="DejaVuSans1" fo:font-size="10.1999998092651pt" style:font-size-asian="10.1999998092651pt" style:font-name-complex="DejaVuSans1" style:font-size-complex="10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46.517cm" svg:height="29.654cm" svg:x="2.3cm" svg:y="0.645cm" svg:viewBox="0 0 46518 29655" draw:points="0,0 46518,0 46518,29655 0,29655">
          <text:p/>
        </draw:polygon>
        <draw:path draw:style-name="gr2" draw:layer="layout" svg:width="10.724cm" svg:height="6.33cm" svg:x="1.016cm" svg:y="1.9cm" svg:viewBox="0 0 10725 6331" svg:d="M423 6331h9879c211 0 423-228 423-454v-5421c0-228-212-456-423-456h-9879c-212 0-423 228-423 456v5421c0 226 211 454 423 454z">
          <text:p/>
        </draw:path>
        <draw:frame draw:style-name="gr3" draw:layer="layout" svg:width="5.996cm" svg:height="0.513cm" svg:x="20.207cm" svg:y="1.108cm">
          <draw:text-box>
            <text:p text:style-name="P1"><text:span text:style-name="T1">Interviewerapp domain model</text:span></text:p>
          </draw:text-box>
        </draw:frame>
        <draw:line draw:style-name="gr2" draw:layer="layout" svg:x1="6.3cm" svg:y1="7.992cm" svg:x2="6.3cm" svg:y2="2.1cm">
          <text:p/>
        </draw:line>
        <draw:frame draw:style-name="gr4" draw:layer="layout" svg:width="2.828cm" svg:height="0.442cm" svg:x="2.039cm" svg:y="5.067cm">
          <draw:text-box>
            <text:p text:style-name="P1"><text:span text:style-name="T2">Candidatedetail</text:span></text:p>
          </draw:text-box>
        </draw:frame>
        <draw:frame draw:style-name="gr5" draw:text-style-name="P1" draw:layer="layout" svg:width="4.955cm" svg:height="0.399cm" svg:x="6.4cm" svg:y="2.513cm">
          <draw:text-box>
            <text:p text:style-name="P1"><text:span text:style-name="T3">attachedfile_content_type </text:span><text:span text:style-name="T4">string</text:span></text:p>
          </draw:text-box>
        </draw:frame>
        <draw:frame draw:style-name="gr6" draw:layer="layout" svg:width="4.459cm" svg:height="0.399cm" svg:x="6.395cm" svg:y="2.989cm">
          <draw:text-box>
            <text:p text:style-name="P1"><text:span text:style-name="T3">attachedfile_file_name </text:span><text:span text:style-name="T4">string</text:span></text:p>
          </draw:text-box>
        </draw:frame>
        <draw:frame draw:style-name="gr7" draw:layer="layout" svg:width="4.422cm" svg:height="0.399cm" svg:x="6.395cm" svg:y="3.548cm">
          <draw:text-box>
            <text:p text:style-name="P1"><text:span text:style-name="T3">attachedfile_file_size </text:span><text:span text:style-name="T4">integer</text:span></text:p>
          </draw:text-box>
        </draw:frame>
        <draw:frame draw:style-name="gr8" draw:layer="layout" svg:width="5.179cm" svg:height="0.399cm" svg:x="6.395cm" svg:y="3.907cm">
          <draw:text-box>
            <text:p text:style-name="P1"><text:span text:style-name="T3">attachedfile_updated_at </text:span><text:span text:style-name="T4">datetime</text:span></text:p>
          </draw:text-box>
        </draw:frame>
        <draw:frame draw:style-name="gr9" draw:layer="layout" svg:width="3.961cm" svg:height="0.399cm" svg:x="6.395cm" svg:y="4.365cm">
          <draw:text-box>
            <text:p text:style-name="P1"><text:span text:style-name="T3">candidatecontact </text:span><text:span text:style-name="T4">decimal</text:span></text:p>
          </draw:text-box>
        </draw:frame>
        <draw:frame draw:style-name="gr10" draw:layer="layout" svg:width="3.312cm" svg:height="0.399cm" svg:x="6.395cm" svg:y="4.824cm">
          <draw:text-box>
            <text:p text:style-name="P1"><text:span text:style-name="T3">candidateemail </text:span><text:span text:style-name="T4">string</text:span></text:p>
          </draw:text-box>
        </draw:frame>
        <draw:frame draw:style-name="gr11" draw:layer="layout" svg:width="3.354cm" svg:height="0.399cm" svg:x="6.395cm" svg:y="5.282cm">
          <draw:text-box>
            <text:p text:style-name="P1"><text:span text:style-name="T3">candidatename </text:span><text:span text:style-name="T4">string</text:span></text:p>
          </draw:text-box>
        </draw:frame>
        <draw:frame draw:style-name="gr12" draw:layer="layout" svg:width="2.83cm" svg:height="0.399cm" svg:x="6.395cm" svg:y="5.741cm">
          <draw:text-box>
            <text:p text:style-name="P1"><text:span text:style-name="T3">jobdescription </text:span><text:span text:style-name="T4">text</text:span></text:p>
          </draw:text-box>
        </draw:frame>
        <draw:frame draw:style-name="gr13" draw:layer="layout" svg:width="1.966cm" svg:height="0.399cm" svg:x="6.395cm" svg:y="6.2cm">
          <draw:text-box>
            <text:p text:style-name="P1"><text:span text:style-name="T3">jobtitle </text:span><text:span text:style-name="T4">string</text:span></text:p>
          </draw:text-box>
        </draw:frame>
        <draw:frame draw:style-name="gr14" draw:layer="layout" svg:width="1.72cm" svg:height="0.399cm" svg:x="6.395cm" svg:y="6.658cm">
          <draw:text-box>
            <text:p text:style-name="P1"><text:span text:style-name="T3">skills </text:span><text:span text:style-name="T4">string</text:span></text:p>
          </draw:text-box>
        </draw:frame>
        <draw:frame draw:style-name="gr15" draw:layer="layout" svg:width="1.898cm" svg:height="0.399cm" svg:x="6.395cm" svg:y="7.117cm">
          <draw:text-box>
            <text:p text:style-name="P1"><text:span text:style-name="T3">status </text:span><text:span text:style-name="T4">string</text:span></text:p>
          </draw:text-box>
        </draw:frame>
        <draw:path draw:style-name="gr2" draw:layer="layout" svg:width="10.231cm" svg:height="5.892cm" svg:x="1.262cm" svg:y="9.535cm" svg:viewBox="0 0 10232 5893" svg:d="M424 5893h9385c211 0 423-212 423-424v-5046c0-211-212-423-423-423h-9385c-212 0-424 212-424 423v5046c0 212 212 424 424 424z">
          <text:p/>
        </draw:path>
        <draw:frame draw:style-name="gr16" draw:layer="layout" svg:width="1.526cm" svg:height="0.399cm" svg:x="6.395cm" svg:y="7.575cm">
          <draw:text-box>
            <text:p text:style-name="P1"><text:span text:style-name="T3">yoe </text:span><text:span text:style-name="T4">string</text:span></text:p>
          </draw:text-box>
        </draw:frame>
        <draw:line draw:style-name="gr2" draw:layer="layout" svg:x1="6.378cm" svg:y1="15.427cm" svg:x2="6.378cm" svg:y2="9.535cm">
          <text:p/>
        </draw:line>
        <draw:frame draw:style-name="gr17" draw:layer="layout" svg:width="3.325cm" svg:height="0.442cm" svg:x="2.197cm" svg:y="12.264cm">
          <draw:text-box>
            <text:p text:style-name="P1"><text:span text:style-name="T2">Candidateschedule</text:span></text:p>
          </draw:text-box>
        </draw:frame>
        <draw:frame draw:style-name="gr16" draw:layer="layout" svg:width="2.008cm" svg:height="0.399cm" svg:x="6.642cm" svg:y="10.61cm">
          <draw:text-box>
            <text:p text:style-name="P1"><text:span text:style-name="T3">YOE integer</text:span><text:span text:style-name="T4">t</text:span></text:p>
          </draw:text-box>
        </draw:frame>
        <draw:frame draw:style-name="gr9" draw:layer="layout" svg:width="3.961cm" svg:height="0.399cm" svg:x="6.642cm" svg:y="10.986cm">
          <draw:text-box>
            <text:p text:style-name="P1"><text:span text:style-name="T3">candidatecontact </text:span><text:span text:style-name="T4">decimal</text:span></text:p>
          </draw:text-box>
        </draw:frame>
        <draw:frame draw:style-name="gr10" draw:layer="layout" svg:width="3.312cm" svg:height="0.399cm" svg:x="6.642cm" svg:y="11.445cm">
          <draw:text-box>
            <text:p text:style-name="P1"><text:span text:style-name="T3">candidateemail </text:span><text:span text:style-name="T4">string</text:span></text:p>
          </draw:text-box>
        </draw:frame>
        <draw:frame draw:style-name="gr11" draw:layer="layout" svg:width="3.354cm" svg:height="0.399cm" svg:x="6.642cm" svg:y="12.303cm">
          <draw:text-box>
            <text:p text:style-name="P1"><text:span text:style-name="T3">candidatename </text:span><text:span text:style-name="T4">string</text:span></text:p>
          </draw:text-box>
        </draw:frame>
        <draw:frame draw:style-name="gr18" draw:layer="layout" svg:width="3.49cm" svg:height="0.399cm" svg:x="6.642cm" svg:y="11.862cm">
          <draw:text-box>
            <text:p text:style-name="P1"><text:span text:style-name="T3">intervieweremail </text:span><text:span text:style-name="T4">string</text:span></text:p>
          </draw:text-box>
        </draw:frame>
        <draw:frame draw:style-name="gr19" draw:layer="layout" svg:width="3.532cm" svg:height="0.399cm" svg:x="6.642cm" svg:y="12.62cm">
          <draw:text-box>
            <text:p text:style-name="P1"><text:span text:style-name="T3">interviewername </text:span><text:span text:style-name="T4">string</text:span></text:p>
          </draw:text-box>
        </draw:frame>
        <draw:frame draw:style-name="gr12" draw:layer="layout" svg:width="2.83cm" svg:height="0.399cm" svg:x="6.642cm" svg:y="12.979cm">
          <draw:text-box>
            <text:p text:style-name="P1"><text:span text:style-name="T3">jobdescription </text:span><text:span text:style-name="T4">text</text:span></text:p>
          </draw:text-box>
        </draw:frame>
        <draw:frame draw:style-name="gr13" draw:layer="layout" svg:width="1.966cm" svg:height="0.399cm" svg:x="6.642cm" svg:y="13.438cm">
          <draw:text-box>
            <text:p text:style-name="P1"><text:span text:style-name="T3">jobtitle </text:span><text:span text:style-name="T4">string</text:span></text:p>
          </draw:text-box>
        </draw:frame>
        <draw:frame draw:style-name="gr20" draw:layer="layout" svg:width="3.045cm" svg:height="0.399cm" svg:x="6.642cm" svg:y="13.796cm">
          <draw:text-box>
            <text:p text:style-name="P1"><text:span text:style-name="T3">scheduledate </text:span><text:span text:style-name="T4">string</text:span></text:p>
          </draw:text-box>
        </draw:frame>
        <draw:frame draw:style-name="gr20" draw:layer="layout" svg:width="3.024cm" svg:height="0.399cm" svg:x="6.642cm" svg:y="14.255cm">
          <draw:text-box>
            <text:p text:style-name="P1"><text:span text:style-name="T3">scheduletime </text:span><text:span text:style-name="T4">string</text:span></text:p>
          </draw:text-box>
        </draw:frame>
        <draw:frame draw:style-name="gr14" draw:layer="layout" svg:width="1.72cm" svg:height="0.399cm" svg:x="6.642cm" svg:y="14.613cm">
          <draw:text-box>
            <text:p text:style-name="P1"><text:span text:style-name="T3">skills </text:span><text:span text:style-name="T4">string</text:span></text:p>
          </draw:text-box>
        </draw:frame>
        <draw:path draw:style-name="gr2" draw:layer="layout" svg:width="0cm" svg:height="0.97cm" svg:x="6.378cm" svg:y="8.238cm" svg:viewBox="0 0 0 971" svg:d="M0 0c0 320 0 648 0 971">
          <text:p/>
        </draw:path>
        <draw:polygon draw:style-name="gr21" draw:layer="layout" svg:width="0.222cm" svg:height="0.318cm" svg:x="6.267cm" svg:y="9.213cm" svg:viewBox="0 0 223 319" draw:points="223,0 112,319 0,0">
          <text:p/>
        </draw:polygon>
        <draw:polygon draw:style-name="gr2" draw:layer="layout" svg:width="0.222cm" svg:height="0.318cm" svg:x="6.267cm" svg:y="9.213cm" svg:viewBox="0 0 223 319" draw:points="223,0 112,319 0,0">
          <text:p/>
        </draw:polygon>
        <draw:path draw:style-name="gr2" draw:layer="layout" svg:width="10.724cm" svg:height="12.203cm" svg:x="1.016cm" svg:y="16.4cm" svg:viewBox="0 0 10725 12204" svg:d="M423 12204h9879c211 0 423-218 423-436v-11332c0-218-212-436-423-436h-9879c-212 0-423 218-423 436v11332c0 218 211 436 423 436z">
          <text:p/>
        </draw:path>
        <draw:frame draw:style-name="gr15" draw:layer="layout" svg:width="1.898cm" svg:height="0.399cm" svg:x="6.642cm" svg:y="14.972cm">
          <draw:text-box>
            <text:p text:style-name="P1"><text:span text:style-name="T3">status </text:span><text:span text:style-name="T4">string</text:span></text:p>
          </draw:text-box>
        </draw:frame>
        <draw:line draw:style-name="gr2" draw:layer="layout" svg:x1="6.331cm" svg:y1="28.603cm" svg:x2="6.3cm" svg:y2="16.3cm">
          <text:p/>
        </draw:line>
        <draw:frame draw:style-name="gr22" draw:layer="layout" svg:width="3.648cm" svg:height="0.442cm" svg:x="1.58cm" svg:y="22.459cm">
          <draw:text-box>
            <text:p text:style-name="P1"><text:span text:style-name="T2">Interviewerfeedback</text:span></text:p>
          </draw:text-box>
        </draw:frame>
        <draw:frame draw:style-name="gr23" draw:layer="layout" svg:width="3.393cm" svg:height="0.399cm" svg:x="6.395cm" svg:y="16.906cm">
          <draw:text-box>
            <text:p text:style-name="P1"><text:span text:style-name="T3">analyticalskills </text:span><text:span text:style-name="T4">integer</text:span></text:p>
          </draw:text-box>
        </draw:frame>
        <draw:frame draw:style-name="gr24" draw:layer="layout" svg:width="3.325cm" svg:height="0.399cm" svg:x="6.395cm" svg:y="17.383cm">
          <draw:text-box>
            <text:p text:style-name="P1"><text:span text:style-name="T3">assertiveness </text:span><text:span text:style-name="T4">integer</text:span></text:p>
          </draw:text-box>
        </draw:frame>
        <draw:frame draw:style-name="gr25" draw:layer="layout" svg:width="4.955cm" svg:height="0.399cm" svg:x="6.395cm" svg:y="17.841cm">
          <draw:text-box>
            <text:p text:style-name="P1"><text:span text:style-name="T3">attachedfile_content_type </text:span><text:span text:style-name="T4">string</text:span></text:p>
          </draw:text-box>
        </draw:frame>
        <draw:frame draw:style-name="gr6" draw:layer="layout" svg:width="4.459cm" svg:height="0.399cm" svg:x="6.395cm" svg:y="18.3cm">
          <draw:text-box>
            <text:p text:style-name="P1"><text:span text:style-name="T3">attachedfile_file_name </text:span><text:span text:style-name="T4">string</text:span></text:p>
          </draw:text-box>
        </draw:frame>
        <draw:frame draw:style-name="gr7" draw:layer="layout" svg:width="4.422cm" svg:height="0.399cm" svg:x="6.395cm" svg:y="18.758cm">
          <draw:text-box>
            <text:p text:style-name="P1"><text:span text:style-name="T3">attachedfile_file_size </text:span><text:span text:style-name="T4">integer</text:span></text:p>
          </draw:text-box>
        </draw:frame>
        <draw:frame draw:style-name="gr8" draw:layer="layout" svg:width="5.179cm" svg:height="0.399cm" svg:x="6.395cm" svg:y="19.217cm">
          <draw:text-box>
            <text:p text:style-name="P1"><text:span text:style-name="T3">attachedfile_updated_at </text:span><text:span text:style-name="T4">datetime</text:span></text:p>
          </draw:text-box>
        </draw:frame>
        <draw:frame draw:style-name="gr26" draw:layer="layout" svg:width="3.452cm" svg:height="0.399cm" svg:x="6.395cm" svg:y="19.676cm">
          <draw:text-box>
            <text:p text:style-name="P1"><text:span text:style-name="T3">candidatename </text:span><text:span text:style-name="T4">string </text:span></text:p>
          </draw:text-box>
        </draw:frame>
        <draw:frame draw:style-name="gr27" draw:layer="layout" svg:width="0.303cm" svg:height="0.424cm" svg:x="9.812cm" svg:y="19.668cm">
          <draw:text-box>
            <text:p text:style-name="P1"><text:span text:style-name="T5">∗</text:span></text:p>
          </draw:text-box>
        </draw:frame>
        <draw:frame draw:style-name="gr28" draw:layer="layout" svg:width="3.922cm" svg:height="0.399cm" svg:x="6.395cm" svg:y="20.134cm">
          <draw:text-box>
            <text:p text:style-name="P1"><text:span text:style-name="T3">commitementtask </text:span><text:span text:style-name="T4">integer</text:span></text:p>
          </draw:text-box>
        </draw:frame>
        <draw:frame draw:style-name="gr29" draw:layer="layout" svg:width="3.528cm" svg:height="0.399cm" svg:x="6.395cm" svg:y="20.593cm">
          <draw:text-box>
            <text:p text:style-name="P1"><text:span text:style-name="T3">communication </text:span><text:span text:style-name="T4">integer</text:span></text:p>
          </draw:text-box>
        </draw:frame>
        <draw:frame draw:style-name="gr30" draw:layer="layout" svg:width="2.559cm" svg:height="0.399cm" svg:x="6.395cm" svg:y="21.052cm">
          <draw:text-box>
            <text:p text:style-name="P1"><text:span text:style-name="T3">creativity </text:span><text:span text:style-name="T4">integer</text:span></text:p>
          </draw:text-box>
        </draw:frame>
        <draw:frame draw:style-name="gr31" draw:layer="layout" svg:width="2.491cm" svg:height="0.399cm" svg:x="6.395cm" svg:y="21.51cm">
          <draw:text-box>
            <text:p text:style-name="P1"><text:span text:style-name="T3">flexibility </text:span><text:span text:style-name="T4">integer</text:span></text:p>
          </draw:text-box>
        </draw:frame>
        <draw:frame draw:style-name="gr32" draw:layer="layout" svg:width="3.042cm" svg:height="0.399cm" svg:x="6.395cm" svg:y="21.969cm">
          <draw:text-box>
            <text:p text:style-name="P1"><text:span text:style-name="T3">goalsettings </text:span><text:span text:style-name="T4">integer</text:span></text:p>
          </draw:text-box>
        </draw:frame>
        <draw:frame draw:style-name="gr33" draw:layer="layout" svg:width="3.63cm" svg:height="0.399cm" svg:x="6.395cm" svg:y="22.427cm">
          <draw:text-box>
            <text:p text:style-name="P1"><text:span text:style-name="T3">interviewername </text:span><text:span text:style-name="T4">string </text:span></text:p>
          </draw:text-box>
        </draw:frame>
        <draw:frame draw:style-name="gr27" draw:layer="layout" svg:width="0.303cm" svg:height="0.424cm" svg:x="9.918cm" svg:y="22.419cm">
          <draw:text-box>
            <text:p text:style-name="P1"><text:span text:style-name="T5">∗</text:span></text:p>
          </draw:text-box>
        </draw:frame>
        <draw:frame draw:style-name="gr34" draw:layer="layout" svg:width="3.312cm" svg:height="0.399cm" svg:x="6.395cm" svg:y="22.886cm">
          <draw:text-box>
            <text:p text:style-name="P1"><text:span text:style-name="T3">jobknowledge </text:span><text:span text:style-name="T4">integer</text:span></text:p>
          </draw:text-box>
        </draw:frame>
        <draw:frame draw:style-name="gr35" draw:layer="layout" svg:width="2.788cm" svg:height="0.399cm" svg:x="6.395cm" svg:y="23.345cm">
          <draw:text-box>
            <text:p text:style-name="P1"><text:span text:style-name="T3">leadership </text:span><text:span text:style-name="T4">integer</text:span></text:p>
          </draw:text-box>
        </draw:frame>
        <draw:frame draw:style-name="gr36" draw:layer="layout" svg:width="3.494cm" svg:height="0.399cm" svg:x="6.395cm" svg:y="23.803cm">
          <draw:text-box>
            <text:p text:style-name="P1"><text:span text:style-name="T3">overallassesment </text:span><text:span text:style-name="T4">float</text:span></text:p>
          </draw:text-box>
        </draw:frame>
        <draw:frame draw:style-name="gr37" draw:layer="layout" svg:width="2.868cm" svg:height="0.399cm" svg:x="6.395cm" svg:y="24.262cm">
          <draw:text-box>
            <text:p text:style-name="P1"><text:span text:style-name="T3">personality </text:span><text:span text:style-name="T4">integer</text:span></text:p>
          </draw:text-box>
        </draw:frame>
        <draw:frame draw:style-name="gr38" draw:layer="layout" svg:width="4.413cm" svg:height="0.399cm" svg:x="6.395cm" svg:y="24.72cm">
          <draw:text-box>
            <text:p text:style-name="P1"><text:span text:style-name="T3">relevanceexperience </text:span><text:span text:style-name="T4">integer</text:span></text:p>
          </draw:text-box>
        </draw:frame>
        <draw:frame draw:style-name="gr20" draw:layer="layout" svg:width="3.045cm" svg:height="0.399cm" svg:x="6.395cm" svg:y="25.179cm">
          <draw:text-box>
            <text:p text:style-name="P1"><text:span text:style-name="T3">scheduledate </text:span><text:span text:style-name="T4">string</text:span></text:p>
          </draw:text-box>
        </draw:frame>
        <draw:frame draw:style-name="gr20" draw:layer="layout" svg:width="3.024cm" svg:height="0.399cm" svg:x="6.395cm" svg:y="25.638cm">
          <draw:text-box>
            <text:p text:style-name="P1"><text:span text:style-name="T3">scheduletime </text:span><text:span text:style-name="T4">string</text:span></text:p>
          </draw:text-box>
        </draw:frame>
        <draw:frame draw:style-name="gr14" draw:layer="layout" svg:width="1.72cm" svg:height="0.399cm" svg:x="6.395cm" svg:y="26.096cm">
          <draw:text-box>
            <text:p text:style-name="P1"><text:span text:style-name="T3">skills </text:span><text:span text:style-name="T4">string</text:span></text:p>
          </draw:text-box>
        </draw:frame>
        <draw:frame draw:style-name="gr39" draw:layer="layout" svg:width="1.996cm" svg:height="0.399cm" svg:x="6.395cm" svg:y="26.555cm">
          <draw:text-box>
            <text:p text:style-name="P1"><text:span text:style-name="T3">status </text:span><text:span text:style-name="T4">string </text:span></text:p>
          </draw:text-box>
        </draw:frame>
        <draw:frame draw:style-name="gr27" draw:layer="layout" svg:width="0.303cm" svg:height="0.424cm" svg:x="8.436cm" svg:y="26.547cm">
          <draw:text-box>
            <text:p text:style-name="P1"><text:span text:style-name="T5">∗</text:span></text:p>
          </draw:text-box>
        </draw:frame>
        <draw:frame draw:style-name="gr40" draw:layer="layout" svg:width="2.694cm" svg:height="0.399cm" svg:x="6.395cm" svg:y="27.013cm">
          <draw:text-box>
            <text:p text:style-name="P1"><text:span text:style-name="T3">teamwork </text:span><text:span text:style-name="T4">integer</text:span></text:p>
          </draw:text-box>
        </draw:frame>
        <draw:frame draw:style-name="gr41" draw:layer="layout" svg:width="3.317cm" svg:height="0.399cm" svg:x="6.395cm" svg:y="27.472cm">
          <draw:text-box>
            <text:p text:style-name="P1"><text:span text:style-name="T3">technicalskills </text:span><text:span text:style-name="T4">integer</text:span></text:p>
          </draw:text-box>
        </draw:frame>
        <draw:path draw:style-name="gr2" draw:layer="layout" svg:width="0cm" svg:height="1.068cm" svg:x="6.378cm" svg:y="15.431cm" svg:viewBox="0 0 0 1069" svg:d="M0 0c0 341 0 701 0 1069">
          <text:p/>
        </draw:path>
        <draw:path draw:style-name="gr2" draw:layer="layout" svg:width="10.231cm" svg:height="4.057cm" svg:x="12.763cm" svg:y="3.256cm" svg:viewBox="0 0 10232 4058" svg:d="M423 4058h9385c212 0 424-212 424-424v-3211c0-212-212-423-424-423h-9385c-211 0-423 211-423 423v3211c0 212 212 424 423 424z">
          <text:p/>
        </draw:path>
        <draw:frame draw:style-name="gr42" draw:layer="layout" svg:width="3.875cm" svg:height="0.399cm" svg:x="6.395cm" svg:y="27.931cm">
          <draw:text-box>
            <text:p text:style-name="P1"><text:span text:style-name="T3">timemanagement </text:span><text:span text:style-name="T4">integer</text:span></text:p>
          </draw:text-box>
        </draw:frame>
        <draw:line draw:style-name="gr2" draw:layer="layout" svg:x1="17.878cm" svg:y1="7.313cm" svg:x2="17.878cm" svg:y2="3.256cm">
          <text:p/>
        </draw:line>
        <draw:frame draw:style-name="gr43" draw:layer="layout" svg:width="1.666cm" svg:height="0.442cm" svg:x="14.386cm" svg:y="5.067cm">
          <draw:text-box>
            <text:p text:style-name="P1"><text:span text:style-name="T2">Company</text:span></text:p>
          </draw:text-box>
        </draw:frame>
        <draw:frame draw:style-name="gr18" draw:layer="layout" svg:width="3.346cm" svg:height="0.399cm" svg:x="18.143cm" svg:y="3.43cm">
          <draw:text-box>
            <text:p text:style-name="P1"><text:span text:style-name="T3">companyaddress </text:span><text:span text:style-name="T4">text</text:span></text:p>
          </draw:text-box>
        </draw:frame>
        <draw:frame draw:style-name="gr44" draw:layer="layout" svg:width="3.219cm" svg:height="0.399cm" svg:x="18.143cm" svg:y="3.907cm">
          <draw:text-box>
            <text:p text:style-name="P1"><text:span text:style-name="T3">companyemail </text:span><text:span text:style-name="T4">string</text:span></text:p>
          </draw:text-box>
        </draw:frame>
        <draw:frame draw:style-name="gr44" draw:layer="layout" svg:width="3.261cm" svg:height="0.399cm" svg:x="18.143cm" svg:y="4.365cm">
          <draw:text-box>
            <text:p text:style-name="P1"><text:span text:style-name="T3">companyname </text:span><text:span text:style-name="T4">string</text:span></text:p>
          </draw:text-box>
        </draw:frame>
        <draw:frame draw:style-name="gr45" draw:layer="layout" svg:width="3.63cm" svg:height="0.399cm" svg:x="18.143cm" svg:y="4.824cm">
          <draw:text-box>
            <text:p text:style-name="P1"><text:span text:style-name="T3">contactnumber </text:span><text:span text:style-name="T4">decimal</text:span></text:p>
          </draw:text-box>
        </draw:frame>
        <draw:frame draw:style-name="gr46" draw:layer="layout" svg:width="3.168cm" svg:height="0.399cm" svg:x="18.143cm" svg:y="5.282cm">
          <draw:text-box>
            <text:p text:style-name="P1"><text:span text:style-name="T3">contactperson </text:span><text:span text:style-name="T4">string</text:span></text:p>
          </draw:text-box>
        </draw:frame>
        <draw:frame draw:style-name="gr47" draw:layer="layout" svg:width="2.465cm" svg:height="0.399cm" svg:x="18.143cm" svg:y="5.741cm">
          <draw:text-box>
            <text:p text:style-name="P1"><text:span text:style-name="T3">password </text:span><text:span text:style-name="T4">string</text:span></text:p>
          </draw:text-box>
        </draw:frame>
        <draw:frame draw:style-name="gr48" draw:layer="layout" svg:width="4.569cm" svg:height="0.399cm" svg:x="18.143cm" svg:y="6.2cm">
          <draw:text-box>
            <text:p text:style-name="P1"><text:span text:style-name="T3">password_confirmation </text:span><text:span text:style-name="T4">string</text:span></text:p>
          </draw:text-box>
        </draw:frame>
        <draw:path draw:style-name="gr2" draw:layer="layout" svg:width="10.23cm" svg:height="2.222cm" svg:x="24.017cm" svg:y="4.073cm" svg:viewBox="0 0 10231 2223" svg:d="M423 2223h9385c212 0 423-211 423-423v-1377c0-211-211-423-423-423h-9385c-212 0-423 212-423 423v1377c0 212 211 423 423 423z">
          <text:p/>
        </draw:path>
        <draw:frame draw:style-name="gr49" draw:layer="layout" svg:width="2.52cm" svg:height="0.399cm" svg:x="18.143cm" svg:y="6.658cm">
          <draw:text-box>
            <text:p text:style-name="P1"><text:span text:style-name="T3">username </text:span><text:span text:style-name="T4">string</text:span></text:p>
          </draw:text-box>
        </draw:frame>
        <draw:line draw:style-name="gr2" draw:layer="layout" svg:x1="29.132cm" svg:y1="6.395cm" svg:x2="29.132cm" svg:y2="4.173cm">
          <text:p/>
        </draw:line>
        <draw:frame draw:style-name="gr50" draw:layer="layout" svg:width="1.982cm" svg:height="0.442cm" svg:x="25.445cm" svg:y="4.767cm">
          <draw:text-box>
            <text:p text:style-name="P1"><text:span text:style-name="T2">Interviewer</text:span></text:p>
          </draw:text-box>
        </draw:frame>
        <draw:frame draw:style-name="gr44" draw:layer="layout" svg:width="3.219cm" svg:height="0.399cm" svg:x="29.396cm" svg:y="4.148cm">
          <draw:text-box>
            <text:p text:style-name="P1"><text:span text:style-name="T3">companyemail </text:span><text:span text:style-name="T4">string</text:span></text:p>
          </draw:text-box>
        </draw:frame>
        <draw:frame draw:style-name="gr51" draw:layer="layout" svg:width="4.083cm" svg:height="0.399cm" svg:x="29.396cm" svg:y="4.624cm">
          <draw:text-box>
            <text:p text:style-name="P1"><text:span text:style-name="T3">interviewercompany </text:span><text:span text:style-name="T4">string</text:span></text:p>
          </draw:text-box>
        </draw:frame>
        <draw:frame draw:style-name="gr19" draw:layer="layout" svg:width="3.532cm" svg:height="0.399cm" svg:x="29.396cm" svg:y="5.182cm">
          <draw:text-box>
            <text:p text:style-name="P1"><text:span text:style-name="T3">interviewername </text:span><text:span text:style-name="T4">string</text:span></text:p>
          </draw:text-box>
        </draw:frame>
        <draw:path draw:style-name="gr2" draw:layer="layout" svg:width="10.231cm" svg:height="1.27cm" svg:x="35.27cm" svg:y="4.649cm" svg:viewBox="0 0 10232 1271" svg:d="M424 1271h9384c212 0 424-213 424-424v-424c0-211-212-423-424-423h-9384c-212 0-424 212-424 423v424c0 211 212 424 424 424z">
          <text:p/>
        </draw:path>
        <draw:frame draw:style-name="gr14" draw:layer="layout" svg:width="1.72cm" svg:height="0.399cm" svg:x="29.396cm" svg:y="5.541cm">
          <draw:text-box>
            <text:p text:style-name="P1"><text:span text:style-name="T3">skills </text:span><text:span text:style-name="T4">string</text:span></text:p>
          </draw:text-box>
        </draw:frame>
        <draw:line draw:style-name="gr2" draw:layer="layout" svg:x1="40.386cm" svg:y1="5.919cm" svg:x2="40.386cm" svg:y2="4.649cm">
          <text:p/>
        </draw:line>
        <draw:frame draw:style-name="gr52" draw:layer="layout" svg:width="1.242cm" svg:height="0.442cm" svg:x="37.069cm" svg:y="5.067cm">
          <draw:text-box>
            <text:p text:style-name="P1"><text:span text:style-name="T2">Skillset</text:span></text:p>
          </draw:text-box>
        </draw:frame>
        <draw:frame draw:style-name="gr14" draw:layer="layout" svg:width="1.72cm" svg:height="0.399cm" svg:x="40.65cm" svg:y="5.018cm">
          <draw:text-box>
            <text:p text:style-name="P1"><text:span text:style-name="T3">skills </text:span><text:span text:style-name="T4">string</text:span></text:p>
          </draw:text-box>
        </draw:frame>
        <draw:frame draw:style-name="gr5" draw:text-style-name="P1" draw:layer="layout" svg:width="4.95cm" svg:height="0.399cm" svg:x="6.4cm" svg:y="2.1cm">
          <draw:text-box>
            <text:p text:style-name="P1"><text:span text:style-name="T3">ID(PrimaryKey)</text:span></text:p>
          </draw:text-box>
        </draw:frame>
        <draw:frame draw:style-name="gr16" draw:layer="layout" svg:width="2.504cm" svg:height="0.399cm" svg:x="6.642cm" svg:y="9.711cm">
          <draw:text-box>
            <text:p text:style-name="P1"><text:span text:style-name="T3">ID(Primary Key)</text:span></text:p>
          </draw:text-box>
        </draw:frame>
        <draw:frame draw:style-name="gr16" draw:layer="layout" svg:width="4.951cm" svg:height="0.399cm" svg:x="6.642cm" svg:y="10.111cm">
          <draw:text-box>
            <text:p text:style-name="P1"><text:span text:style-name="T3">candidatedetail_id(Foreign Key)</text:span></text:p>
          </draw:text-box>
        </draw:frame>
        <draw:frame draw:style-name="gr16" draw:layer="layout" svg:width="2.504cm" svg:height="0.399cm" svg:x="6.642cm" svg:y="9.712cm">
          <draw:text-box>
            <text:p text:style-name="P1"><text:span text:style-name="T3">ID(Primary Key)</text:span></text:p>
          </draw:text-box>
        </draw:frame>
        <draw:frame draw:style-name="gr53" draw:text-style-name="P1" draw:layer="layout" svg:width="2.846cm" svg:height="0.399cm" svg:x="6.5cm" svg:y="16.512cm">
          <draw:text-box>
            <text:p text:style-name="P1"><text:span text:style-name="T3">ID(Primary Ke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Sans1" svg:font-family="DejaVuSans"/>
    <style:font-face style:name="Arial" svg:font-family="Arial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6.531cm" fo:page-height="29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8T17:48:33.711614128</dc:date>
    <meta:document-statistic meta:object-count="94"/>
    <meta:generator>LibreOffice/4.2.4.2$Linux_X86_64 LibreOffice_project/420m0$Build-2</meta:generator>
  </office:meta>
</office:document-meta>
</file>